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erif" svg:font-family="Serif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1.6666in"/>
    </style:style>
    <style:style style:name="TC1" style:family="table-column">
      <style:table-column-properties style:column-width="2.1111in"/>
    </style:style>
    <style:style style:name="TC2" style:family="table-column">
      <style:table-column-properties style:column-width="0.3888in"/>
    </style:style>
    <style:style style:name="TC3" style:family="table-column">
      <style:table-column-properties style:column-width="0.3055in"/>
    </style:style>
    <style:style style:name="TC4" style:family="table-column">
      <style:table-column-properties style:column-width="2.3472in"/>
    </style:style>
    <style:style style:name="TC5" style:family="table-column">
      <style:table-column-properties style:column-width="1.4444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6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center" style:horizontal-rel="paragraph" style:vertical-pos="middle" style:vertical-rel="paragraph" svg:stroke-color="#000000" draw:stroke="solid" draw:stroke-dash="Dashed" svg:stroke-width="0.0in"/>
    </style:style>
    <style:style style:name="TR2" style:family="table-row">
      <style:table-row-properties style:use-optimal-row-height="false" style:row-height="3.3055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erif" fo:font-size="10.0pt" style:font-size-asian="10.0pt" style:font-size-complex="10.0pt">
</style:text-properties>
    </style:style>
    <style:style style:name="TR3" style:family="table-row">
      <style:table-row-properties style:use-optimal-row-height="false" style:row-height="0.3055in"/>
    </style:style>
    <style:style style:name="TR4" style:family="table-row">
      <style:table-row-properties style:use-optimal-row-height="false" style:row-height="1.125in"/>
    </style:style>
    <style:style style:name="P1" style:family="paragraph">
      <style:paragraph-properties fo:line-height="100.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Serif" fo:font-size="20.0pt" style:font-size-asian="20.0pt" style:font-size-complex="20.0pt">
</style:text-properties>
    </style:style>
    <style:style style:name="TR5" style:family="table-row">
      <style:table-row-properties style:use-optimal-row-height="false" style:row-height="0.611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1" table:number-columns-spanned="2">
            <text:p><text:bookmark text:name="JR_PAGE_ANCHOR_0_1"/><draw:frame text:anchor-type="paragraph" draw:style-name="G0" svg:x="0.0in" svg:y="0.0in" svg:width="0.6944in" svg:height="0.6666in"><draw:image xlink:href="Pictures/img_0_0_0" xlink:type="simple" xlink:show="embed" xlink:actuate="onLoad"/>
</draw:frame></text:p>
          </table:table-cell>
          <table:covered-table-cell/>
          <table:table-cell table:style-name="C0"/>
          <table:table-cell table:style-name="C0"/>
        </table:table-row>
        <table:table-row table:style-name="TR2">
          <table:table-cell table:style-name="C2" table:number-columns-spanned="3">
            <text:p text:style-name="P0"><text:span text:style-name="T0">Address Report</text:span></text:p>
          </table:table-cell>
          <table:covered-table-cell/>
          <table:covered-table-cell/>
          <table:table-cell table:style-name="C2" table:number-columns-spanned="3">
            <text:p text:style-name="P0"><text:span text:style-name="T0">Text Field</text:span></text:p>
          </table:table-cell>
          <table:covered-table-cell/>
          <table:covered-table-cell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1" table:number-columns-spanned="4">
            <text:p text:style-name="P1"><text:span text:style-name="T1">Хоть что-то видно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1" table:number-columns-spanned="4">
            <text:p text:style-name="P1"><text:span text:style-name="T1">Хоть что-то видно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1" table:number-columns-spanned="4">
            <text:p text:style-name="P1"><text:span text:style-name="T1">Хоть что-то видно</text:span></text:p>
          </table:table-cell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